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1">
      <style:text-properties fo:color="#3465a4" loext:opacity="100%" fo:font-size="12pt" fo:font-weight="normal" officeooo:rsid="00025c62" officeooo:paragraph-rsid="00025c62" style:font-size-asian="12pt" style:font-weight-asian="normal" style:font-size-complex="12pt" style:font-weight-complex="normal"/>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text-properties fo:color="#000000" loext:opacity="100%" fo:font-size="12pt" fo:font-weight="normal" officeooo:rsid="00025c62" officeooo:paragraph-rsid="00025c62" style:font-size-asian="12pt" style:font-weight-asian="normal" style:font-size-complex="12pt" style:font-weight-complex="normal"/>
    </style:style>
    <style:style style:name="P6" style:family="paragraph" style:parent-style-name="Text_20_body">
      <style:text-properties fo:color="#3465a4" loext:opacity="100%" fo:font-size="12pt" fo:font-weight="normal" officeooo:rsid="0005e632" officeooo:paragraph-rsid="0005e632" style:font-size-asian="12pt" style:font-weight-asian="normal" style:font-size-complex="12pt" style:font-weight-complex="normal"/>
    </style:style>
    <style:style style:name="P7" style:family="paragraph" style:parent-style-name="Text_20_body">
      <style:text-properties fo:color="#3465a4" loext:opacity="100%" fo:font-size="12pt" fo:font-weight="normal" officeooo:rsid="0006d001" officeooo:paragraph-rsid="0006d001" style:font-size-asian="12pt" style:font-weight-asian="normal" style:font-size-complex="12pt" style:font-weight-complex="normal"/>
    </style:style>
    <style:style style:name="T1" style:family="text">
      <style:text-properties fo:color="#3465a4"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is work is generated by ChatGPT 4o, it depepends on Chad Anderson podcast with John Khron, SuperDataScience</text:h>
      <text:p text:style-name="P5"><text:a xlink:type="simple" xlink:href="https://www.superdatascience.com/podcast/825" text:style-name="Internet_20_link" text:visited-style-name="Visited_20_Internet_20_Link"><text:span text:style-name="T1">https://www.superdatascience.com/podcast/825</text:span></text:a></text:p>
      <text:p text:style-name="P6">We need to include an example about a data contract.</text:p>
      <text:p text:style-name="P6">We need to include an example for a dynamically updating a data contract based on a change in a regulatory compliance sheet.</text:p>
      <text:p text:style-name="P6">We need to include a diagram showing the methodology.</text:p>
      <text:p text:style-name="P7">We need to rephrase to make sure we eliminate GPT effect.</text:p>
      <text:h text:style-name="Heading_20_1" text:outline-level="1">Data Contracts in Financial Systems: Enhancing Integrity and Automation with Dynamic Governance Contracts</text:h>
      <text:h text:style-name="Heading_20_2" text:outline-level="2">Abstract</text:h>
      <text:p text:style-name="Text_20_body">This paper explores the evolving role of data contracts within financial systems, introducing the concept of <text:span text:style-name="Strong_20_Emphasis">Dynamic Governance Contracts (DGCs)</text:span>—an innovative extension of traditional data contracts designed to adapt to the real-time demands of financial institutions. DGCs provide an automated, flexible governance layer that evolves based on contextual changes in data use, regulatory shifts, and business requirements. This dynamic approach ensures that data governance mechanisms are continuously optimized, reducing risks of non-compliance, improving decision-making accuracy, and enhancing the trustworthiness of AI-driven financial models. We discuss the methodology for implementing DGCs, their potential to solve pressing issues in financial data management, and future directions for expanding their applicability.</text:p>
      <text:h text:style-name="Heading_20_2" text:outline-level="2">1. Introduction</text:h>
      <text:p text:style-name="Text_20_body">Financial institutions are under increasing pressure to ensure the accuracy, reliability, and governance of their data. Traditional data contracts have proven useful in providing a structured framework for setting expectations around data quality, schema, and semantics. However, as financial systems become more interconnected, dynamic, and reliant on AI-driven analytics, the need for more adaptable governance mechanisms becomes evident.</text:p>
      <text:p text:style-name="Text_20_body">This paper introduces <text:span text:style-name="Strong_20_Emphasis">Dynamic Governance Contracts (DGCs)</text:span>, a novel concept that extends the static nature of traditional data contracts into a flexible, self-regulating system that adjusts based on changing data contexts, regulatory updates, and operational needs. We argue that DGCs will play a critical role in improving data governance, reducing compliance risks, and enhancing the quality of AI-based financial models.</text:p>
      <text:h text:style-name="Heading_20_2" text:outline-level="2"><text:soft-page-break/>2. Traditional Data Contracts in Financial Systems</text:h>
      <text:p text:style-name="Text_20_body">Data contracts, as defined by Chad Sanderson, are agreements that define the structure, quality, and governance of data shared between producers and consumers. They create clear expectations and minimize the risk of unexpected changes that could disrupt downstream processes. In financial systems, data contracts are particularly important for maintaining compliance with regulatory standards (e.g., Basel III, IFRS), ensuring the reliability of financial reports, and supporting data-driven decisions.</text:p>
      <text:p text:style-name="Text_20_body">While current data contracts provide a robust foundation for managing financial data, they have limitations. Financial systems often operate in dynamic environments where market conditions, regulatory requirements, and internal business strategies evolve rapidly. Static data contracts lack the agility to accommodate these frequent changes, potentially leading to gaps in compliance, data mismanagement, and delayed decision-making.</text:p>
      <text:h text:style-name="Heading_20_2" text:outline-level="2">3. Dynamic Governance Contracts (DGCs): Conceptual Framework</text:h>
      <text:p text:style-name="Text_20_body">To address the limitations of traditional data contracts, we propose <text:span text:style-name="Strong_20_Emphasis">Dynamic Governance Contracts (DGCs)</text:span>—a new paradigm that integrates real-time adaptability into data governance frameworks. DGCs are automated contracts that continuously adjust their parameters based on pre-defined triggers such as regulatory changes, data anomalies, or shifts in business strategy. By leveraging AI and machine learning (ML), DGCs can autonomously update governance rules, ensuring that data management practices are aligned with evolving requirements.</text:p>
      <text:h text:style-name="Heading_20_3" text:outline-level="3">3.1 Key Features of DGCs</text:h>
      <text:list text:style-name="L1">
        <text:list-item>
          <text:p text:style-name="P3"><text:span text:style-name="Strong_20_Emphasis">Contextual Adaptation:</text:span> DGCs dynamically adjust data governance policies in response to changes in the data environment, ensuring compliance and accuracy in real-time.</text:p>
        </text:list-item>
        <text:list-item>
          <text:p text:style-name="P3"><text:span text:style-name="Strong_20_Emphasis">Self-Monitoring and Auditing:</text:span> These contracts integrate with AI-driven auditing tools that automatically detect anomalies in data flows, regulatory breaches, or quality issues, triggering real-time updates to governance rules.</text:p>
        </text:list-item>
        <text:list-item>
          <text:p text:style-name="P3"><text:span text:style-name="Strong_20_Emphasis">Regulatory Synchronization:</text:span> DGCs automatically ingest new regulatory frameworks or updates and adjust data management policies to ensure continuous compliance without manual intervention.</text:p>
        </text:list-item>
        <text:list-item>
          <text:p text:style-name="P2"><text:span text:style-name="Strong_20_Emphasis">Integration with AI Models:</text:span> By adapting to data changes, DGCs help ensure that AI-driven financial models are trained on accurate, up-to-date, and compliant datasets, mitigating risks of bias or erroneous predictions.</text:p>
        </text:list-item>
      </text:list>
      <text:h text:style-name="Heading_20_3" text:outline-level="3">3.2 Methodology for Implementing DGCs</text:h>
      <text:p text:style-name="Text_20_body">Implementing DGCs in financial systems involves several steps, detailed below:</text:p>
      <text:list text:style-name="L2">
        <text:list-item>
          <text:p text:style-name="P4"><text:soft-page-break/><text:span text:style-name="Strong_20_Emphasis">Data Environment Analysis:</text:span> Begin by mapping the financial institution's data ecosystem, identifying key data producers and consumers, and cataloging critical data flows. This provides the foundation for designing DGCs that can respond to shifts in data use and governance needs.</text:p>
        </text:list-item>
        <text:list-item>
          <text:p text:style-name="P4"><text:span text:style-name="Strong_20_Emphasis">Defining Triggers and Policies:</text:span> Establish a set of pre-defined triggers that dictate when governance rules should adapt. Triggers can include external factors like regulatory updates or internal factors like data schema changes. Governance policies tied to these triggers should be modular and flexible.</text:p>
        </text:list-item>
        <text:list-item>
          <text:p text:style-name="P4"><text:span text:style-name="Strong_20_Emphasis">AI Integration:</text:span> Utilize machine learning models to monitor data quality, detect anomalies, and track changes in real-time. These models will serve as the backbone of DGCs, enabling dynamic adaptation of governance rules based on incoming data.</text:p>
        </text:list-item>
        <text:list-item>
          <text:p text:style-name="P4"><text:span text:style-name="Strong_20_Emphasis">Real-time Compliance Monitoring:</text:span> Connect DGCs to a compliance monitoring system that checks financial transactions and reports against the latest regulatory standards, automatically flagging potential issues.</text:p>
        </text:list-item>
        <text:list-item>
          <text:p text:style-name="P4"><text:span text:style-name="Strong_20_Emphasis">Automated Audits:</text:span> Incorporate automated auditing tools that periodically review data flows, transactions, and governance frameworks, providing continuous assurance that the system is operating within agreed-upon parameters.</text:p>
        </text:list-item>
      </text:list>
      <text:h text:style-name="Heading_20_2" text:outline-level="2">4. Benefits of Dynamic Governance Contracts</text:h>
      <text:p text:style-name="Text_20_body">The introduction of DGCs offers several key benefits for financial systems:</text:p>
      <text:h text:style-name="Heading_20_3" text:outline-level="3">4.1 Continuous Compliance</text:h>
      <text:p text:style-name="Text_20_body">DGCs enable financial institutions to stay ahead of regulatory changes by dynamically adjusting governance rules in real time. This reduces the risks associated with manual updates to data policies, ensuring continuous compliance with evolving financial regulations such as AML (Anti-Money Laundering) laws, GDPR, and Dodd-Frank.</text:p>
      <text:h text:style-name="Heading_20_3" text:outline-level="3">4.2 Enhanced AI Model Integrity</text:h>
      <text:p text:style-name="Text_20_body">AI and ML models used for risk management, fraud detection, and investment strategies are only as good as the data they rely on. DGCs ensure that AI models are consistently fed with high-quality, compliant data, reducing the likelihood of biased or flawed predictions. The self-monitoring capability of DGCs ensures that any data anomalies are caught and corrected before they can influence critical models.</text:p>
      <text:h text:style-name="Heading_20_3" text:outline-level="3">4.3 Proactive Data Quality Management</text:h>
      <text:p text:style-name="Text_20_body">By integrating AI-driven monitoring and anomaly detection, DGCs provide real-time insights into potential data quality issues. This proactive approach reduces the accumulation of data debt and the formation of spaghetti architectures, which often plague financial systems with mismanaged data and inefficient processes.</text:p>
      <text:h text:style-name="Heading_20_3" text:outline-level="3"><text:soft-page-break/>4.4 Operational Efficiency</text:h>
      <text:p text:style-name="Text_20_body">Automating data governance processes through DGCs allows financial institutions to streamline their data management workflows. This reduces the administrative burden on compliance teams and data engineers, allowing them to focus on higher-value tasks such as strategic decision-making and system optimization.</text:p>
      <text:h text:style-name="Heading_20_2" text:outline-level="2">5. Challenges and Future Directions</text:h>
      <text:h text:style-name="Heading_20_3" text:outline-level="3">5.1 Scalability</text:h>
      <text:p text:style-name="Text_20_body">One of the challenges in implementing DGCs is ensuring scalability across large financial institutions with complex, multi-layered data ecosystems. To overcome this, future research should focus on optimizing the performance of AI models used in monitoring and adjusting DGCs, ensuring that they can handle high transaction volumes without introducing latency or errors.</text:p>
      <text:h text:style-name="Heading_20_3" text:outline-level="3">5.2 Trust and Transparency</text:h>
      <text:p text:style-name="Text_20_body">While AI-driven governance offers significant advantages, there is a potential challenge in ensuring that stakeholders trust the decisions made by autonomous systems. Future efforts should focus on developing transparent, explainable AI frameworks that clearly communicate the rationale behind governance adjustments made by DGCs.</text:p>
      <text:h text:style-name="Heading_20_3" text:outline-level="3">5.3 Expanding Beyond Finance</text:h>
      <text:p text:style-name="Text_20_body">The principles behind DGCs can be applied beyond financial systems to any industry where data governance and compliance are critical. Future research could explore applications in healthcare, logistics, and government sectors, adapting the concept of dynamic governance to meet the unique requirements of these industries.</text:p>
      <text:h text:style-name="Heading_20_2" text:outline-level="2">6. Conclusion</text:h>
      <text:p text:style-name="Text_20_body">Dynamic Governance Contracts (DGCs) represent an innovative solution to the evolving challenges of data governance in financial systems. By introducing a flexible, self-regulating governance framework, DGCs can enhance data quality, ensure continuous regulatory compliance, and optimize the performance of AI-driven models in finance. As financial institutions continue to embrace AI and data-driven strategies, DGCs will play a crucial role in maintaining the integrity and reliability of financial data ecosystems. Future research should focus on expanding the scalability, transparency, and applicability of DGCs, ensuring that they remain a robust solution for complex data environm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07:48:41.989071195</meta:creation-date>
    <dc:date>2024-10-12T07:53:05.978094096</dc:date>
    <meta:editing-duration>PT4M22S</meta:editing-duration>
    <meta:editing-cycles>6</meta:editing-cycles>
    <meta:generator>LibreOffice/7.4.7.2$Linux_X86_64 LibreOffice_project/40$Build-2</meta:generator>
    <meta:document-statistic meta:table-count="0" meta:image-count="0" meta:object-count="0" meta:page-count="4" meta:paragraph-count="48" meta:word-count="1295" meta:character-count="9472" meta:non-whitespace-character-count="8236"/>
  </office:meta>
</office:document-meta>
</file>